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officeooo:rsid="0001032d" officeooo:paragraph-rsid="0001032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officeooo:rsid="0002856a" officeooo:paragraph-rsid="0002856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02856a" officeooo:paragraph-rsid="0002856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0378b4" officeooo:paragraph-rsid="000378b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05400d" officeooo:paragraph-rsid="0005400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1032d" officeooo:paragraph-rsid="0001032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1032d" officeooo:paragraph-rsid="0001032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Consolas" fo:font-size="10.5pt" fo:letter-spacing="normal" fo:font-style="normal" fo:font-weight="normal" officeooo:rsid="0001032d" officeooo:paragraph-rsid="0001032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1032d" officeooo:paragraph-rsid="0001032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64e3d" officeooo:paragraph-rsid="00064e3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64e3d" officeooo:paragraph-rsid="0009daf4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2856a" officeooo:paragraph-rsid="0001032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2856a" officeooo:paragraph-rsid="0002856a" style:font-style-asian="normal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378b4" officeooo:paragraph-rsid="000378b4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italic" fo:font-weight="normal" officeooo:rsid="000378b4" officeooo:paragraph-rsid="000378b4" style:font-style-asian="italic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officeooo:rsid="0001032d" officeooo:paragraph-rsid="00064e3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 officeooo:rsid="0001032d" officeooo:paragraph-rsid="0009daf4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1032d" officeooo:paragraph-rsid="0001032d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officeooo:rsid="0002856a"/>
    </style:style>
    <style:style style:name="T3" style:family="text">
      <style:text-properties style:font-name="Arial" fo:font-size="10.5pt" fo:font-style="normal" fo:font-weight="normal" style:font-style-asian="normal" style:font-style-complex="normal"/>
    </style:style>
    <style:style style:name="T4" style:family="text">
      <style:text-properties style:font-name="Arial" fo:font-size="10.5pt" fo:font-style="italic" fo:font-weight="normal" style:font-style-asian="italic" style:font-style-complex="italic"/>
    </style:style>
    <style:style style:name="T5" style:family="text">
      <style:text-properties style:font-name="Arial" fo:font-size="10.5pt" fo:font-style="italic" style:font-style-asian="italic" style:font-style-complex="italic"/>
    </style:style>
    <style:style style:name="T6" style:family="text">
      <style:text-properties style:font-name="Arial" fo:font-size="10.5pt" style:font-style-asian="normal" style:font-style-complex="normal"/>
    </style:style>
    <style:style style:name="T7" style:family="text">
      <style:text-properties style:font-name-asian="Arial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파이카메라 사용, 스트리밍</text:p>
      <text:p text:style-name="P6"><text:a xlink:type="simple" xlink:href="https://webnautes.tistory.com/1261" text:style-name="Internet_20_link" text:visited-style-name="Visited_20_Internet_20_Link">https://webnautes.tistory.com/1261</text:a></text:p>
      <text:p text:style-name="P6"><text:a xlink:type="simple" xlink:href="https://github.com/jacksonliam/mjpg-streamer" text:style-name="Internet_20_link" text:visited-style-name="Visited_20_Internet_20_Link"/></text:p>
      <text:p text:style-name="P6"><text:a xlink:type="simple" xlink:href="https://github.com/jacksonliam/mjpg-streamer" text:style-name="Internet_20_link" text:visited-style-name="Visited_20_Internet_20_Link">https://github.com/jacksonliam/mjpg-streamer</text:a></text:p>
      <text:p text:style-name="P7">mjpg-streamer 소스 코드</text:p>
      <text:p text:style-name="P7"/>
      <text:p text:style-name="P12"/>
      <text:p text:style-name="P18"><text:span text:style-name="T1">sudo raspi-config에서 카메라 사용 </text:span><text:span text:style-name="T2">enable</text:span></text:p>
      <text:p text:style-name="P18"><text:span text:style-name="T2"/></text:p>
      <text:p text:style-name="P7">cmake python-imaging libjpeg-dev build-essentialssh</text:p>
      <text:p text:style-name="P7">mjpg 컴파일 위한 패키지</text:p>
      <text:p text:style-name="P7"/>
      <text:p text:style-name="P9">mjpg_streamer -i "input_raspicam.so -vf" -o "output_http.so -p 8090 -w /usr/local/share/mjpg-streamer/www/"</text:p>
      <text:p text:style-name="P9">스트리밍 명령어</text:p>
      <text:p text:style-name="P8"/>
      <text:p text:style-name="P1"><text:span text:style-name="T7">라즈베리파이</text:span><text:span text:style-name="T1">_</text:span><text:span text:style-name="T7">아이피주소</text:span><text:span text:style-name="T1">:8090/?action=stream</text:span></text:p>
      <text:p text:style-name="P10"/>
      <text:p text:style-name="P10"/>
      <text:p text:style-name="P10">wifi설정</text:p>
      <text:p text:style-name="P10"/>
      <text:p text:style-name="P1"><text:a xlink:type="simple" xlink:href="https://webnautes.tistory.com/903" text:style-name="Internet_20_link" text:visited-style-name="Visited_20_Internet_20_Link"><text:span text:style-name="T1">https://webnautes.tistory.com/903</text:span></text:a></text:p>
      <text:p text:style-name="P1"><text:a xlink:type="simple" xlink:href="https://hiiambk.tistory.com/501" text:style-name="Internet_20_link" text:visited-style-name="Visited_20_Internet_20_Link"><text:span text:style-name="T1">https://hiiambk.tistory.com/501</text:span></text:a></text:p>
      <text:p text:style-name="P10"/>
      <text:p text:style-name="P11">iwconfig</text:p>
      <text:p text:style-name="P11">ifconfig</text:p>
      <text:p text:style-name="P17"><text:span text:style-name="T2"/></text:p>
      <text:p text:style-name="P13"/>
      <text:p text:style-name="P2"><text:span text:style-name="T1">sudo vi /</text:span><text:span text:style-name="T4">etc</text:span><text:span text:style-name="T3">/wpa_supplicant/wpa_supplicant.conf에</text:span></text:p>
      <text:p text:style-name="P14">고</text:p>
      <text:p text:style-name="P14">network={</text:p>
      <text:p text:style-name="P14"><text:tab/>ssid=”iptime”</text:p>
      <text:p text:style-name="P14"><text:tab/>key_mgmt=NONE</text:p>
      <text:p text:style-name="P14">}</text:p>
      <text:p text:style-name="P14">를 넣고 저장</text:p>
      <text:p text:style-name="P14"/>
      <text:p text:style-name="P14">sudo ifconfig wlan0 up</text:p>
      <text:p text:style-name="P14">sudo /etc/init.d/networking restart</text:p>
      <text:p text:style-name="P14"/>
      <text:p text:style-name="P14">안될경우</text:p>
      <text:p text:style-name="P3"><text:span text:style-name="T6">sudo vi /</text:span><text:span text:style-name="T5">etc/</text:span><text:span text:style-name="T6">network/interfaces에서 설정 했던것들 주석처리(랜선 고정ip)</text:span></text:p>
      <text:p text:style-name="P3"/>
      <text:p text:style-name="P5">wifi 고정 ip설정</text:p>
      <text:p text:style-name="P15">auto wlan0</text:p>
      <text:p text:style-name="P15">allow-hotplug wlan0</text:p>
      <text:p text:style-name="P15">iface wlan0 inet static</text:p>
      <text:p text:style-name="P4"><text:span text:style-name="T6"><text:tab/>wpa-conf /</text:span><text:span text:style-name="T5">etc/wpa_supplicant/wpa_supplicant.conf</text:span></text:p>
      <text:p text:style-name="P16">address 192.168.10.xx</text:p>
      <text:p text:style-name="P16">netmask 255.255.255.0</text:p>
      <text:p text:style-name="P16">gateway 192.168.10.1</text:p>
      <text:p text:style-name="P16"/>
      <text:p text:style-name="P16">붙여넣고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9:33:01.555858543</meta:creation-date>
    <dc:date>2019-10-11T10:13:05.322570693</dc:date>
    <meta:editing-duration>PT17M1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152" meta:character-count="839" meta:non-whitespace-character-count="785"/>
  </office:meta>
</office:document-meta>
</file>